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mproved aerial surveys - lean canvas</text:p>
          </table:table-cell>
          <table:covered-table-cell table:number-columns-repeated="3"/>
          <table:table-cell table:style-name="ce2"/>
          <table:table-cell table:style-name="ce19" office:value-type="string" calcext:value-type="string">
            <text:p>Time horizon: 12 months/start of MVP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2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0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New Zealand - as a whole - lacks a source of frequently-updated, high-quality aerial imagery.</text:p>
            <text:p/>
            <text:p>High-resolution satellite imagery is currently very expensive to buy, especially at a national scale.</text:p>
            <text:p/>
            <text:p>There is currently a demand for better aerial imagery for monitoring water quality, vegetation (including crops) and planning-related matters (eg land use, buildings).</text:p>
          </table:table-cell>
          <table:table-cell table:style-name="ce4" office:value-type="string" calcext:value-type="string">
            <text:p>Make use of existing regional airlines, and other aviation groups.</text:p>
            <text:p/>
            <text:p>Develop an inexpensive, high-definition camera solution that can be attached to planes/helicopters etc.</text:p>
            <text:p/>
            <text:p>[Further down line, we will focus on adding other measuring devices.]</text:p>
          </table:table-cell>
          <table:table-cell table:style-name="ce4" office:value-type="string" calcext:value-type="string" table:number-columns-spanned="2" table:number-rows-spanned="1">
            <text:p>Access to frequently updated aerial imagery, taken multispectrally.</text:p>
            <text:p/>
            <text:p>Increases opportunities for trained pilots to log hours commercially, thus increasing the pool of commercial pilots for regional airlines.</text:p>
            <text:p/>
            <text:p>Improve LINZ aerial imagery catalogue update frequency (less frequent than what would be offered commercially)</text:p>
          </table:table-cell>
          <table:covered-table-cell table:style-name="ce13"/>
          <table:table-cell table:style-name="ce4" office:value-type="string" calcext:value-type="string">
            <text:p>The timing around satellite imagery being too expensive and micro satellites still a distance away, drone market being quite controversial and we are choosing to access an active data point that already exists in a different manner.</text:p>
            <text:p/>
            <text:p/>
          </table:table-cell>
          <table:table-cell table:style-name="ce4" office:value-type="string" calcext:value-type="string">
            <text:p>Agricultural/horticultural sector.</text:p>
            <text:p/>
            <text:p>Local government.</text:p>
            <text:p/>
            <text:p>Environmental monitors, including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1" table:number-columns-spanned="2" table:number-rows-spanned="1"/>
          <table:covered-table-cell table:style-name="ce13"/>
          <table:table-cell table:style-name="ce4"/>
          <table: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3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Imagery: Commercial satellite imagery providers, existing on demand small plane and drone providers.</text:p>
            <text:p/>
            <text:p>Monitoring: various private and government providers, mostly using sensors and people visiting locations</text:p>
            <text:p/>
            <text:p>Airbus Aerial: https://airbusaerial.com/</text:p>
          </table:table-cell>
          <table:table-cell table:style-name="ce4" office:value-type="string" calcext:value-type="string">
            <text:p>Affordable (less expensive than commercial satellite imagery).</text:p>
            <text:p/>
            <text:p>Frequency (at least monthly).</text:p>
            <text:p/>
            <text:p>Cross-country uptake.</text:p>
          </table:table-cell>
          <table:table-cell table:style-name="ce4" office:value-type="string" calcext:value-type="string" table:number-columns-spanned="2" table:number-rows-spanned="1">
            <text:p>Affordable, up-to-date, high-quality aerial imagery for use in your industry or sector.</text:p>
          </table:table-cell>
          <table:covered-table-cell table:style-name="ce13"/>
          <table:table-cell table:style-name="ce17" office:value-type="string" calcext:value-type="string">
            <text:p>Networks, current strategic relationships.</text:p>
            <text:p/>
            <text:p>Industry groups.</text:p>
            <text:p/>
            <text:p>Fieldays and other industry events.</text:p>
          </table:table-cell>
          <table:table-cell table:style-name="ce4" office:value-type="string" calcext:value-type="string">
            <text:p>Farmers.</text:p>
            <text:p/>
            <text:p>Urban planners/city council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4"/>
          <table:table-cell table:style-name="ce18" office:value-type="string" calcext:value-type="string">
            <text:p>`</text:p>
          </table:table-cell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8"/>
          <table:covered-table-cell table:style-name="ce12"/>
          <table:table-cell table:style-name="ce15" office:value-type="string" calcext:value-type="string" table:number-columns-spanned="3" table:number-rows-spanned="1">
            <text:p>Revenue streams</text:p>
          </table:table-cell>
          <table:covered-table-cell table:style-name="ce8"/>
          <table:covered-table-cell table:style-name="ce1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2.</text:p>
            <text:p>Risk: 3.</text:p>
            <text:p>Effort: 3.                </text:p>
            <text:p>Acquisition: 2.</text:p>
          </table:table-cell>
          <table:covered-table-cell/>
          <table:covered-table-cell table:style-name="ce13"/>
          <table:table-cell table:style-name="ce16" office:value-type="string" calcext:value-type="string" table:number-columns-spanned="3" table:number-rows-spanned="1">
            <text:p>Commercial industries will want it for monitoring and efficiency purposes.</text:p>
            <text:p>Government will want it for monitoring and reporting purposes - eg water quality.                </text:p>
            <text:p>Local governments etc will want it for up to date aerial views of buildings, land use etc.                </text:p>
            <text:p>Community groups and the public will want it for any numbers of uses, many as yet unknown.</text:p>
          </table:table-cell>
          <table:covered-table-cell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3.</text:p>
          </table:table-cell>
          <table:covered-table-cell/>
          <table:covered-table-cell table:style-name="ce13"/>
          <table:table-cell table:style-name="ce16" office:value-type="string" calcext:value-type="string" table:number-columns-spanned="3" table:number-rows-spanned="1">
            <text:p>Government will want it for monitoring and reporting purposes - eg water quality.</text:p>
          </table:table-cell>
          <table:covered-table-cell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9"/>
          <table:covered-table-cell table:style-name="ce14"/>
          <table:table-cell table:style-name="ce7" table:number-columns-spanned="3" table:number-rows-spanned="1"/>
          <table:covered-table-cell table:style-name="ce9"/>
          <table:covered-table-cell table:style-name="ce14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0"/>
          <table:table-cell table:style-name="ce2" table:number-columns-repeated="22"/>
          <table:table-cell table:number-columns-repeated="998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26pt" fo:margin-bottom="54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5.1.0.3$Linux_X86_64 LibreOffice_project/</meta:generator>
  </office:meta>
</office:document-meta>
</file>